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2025-09-24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2025-04-15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2024-09-24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2024-04-26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2023-10-05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2023-04-25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2022-09-22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2022-04-20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2021-09-24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2021-04-23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2020-09-23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2020-04-29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2019-09-24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2019-04-25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2018-09-05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2018-04-20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2017-09-29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2017-04-12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2016-09-21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2016-04-11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2015-09-18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2015-04-2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2014-09-26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2014-04-24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2013-09-20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2013-04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201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2012-04-04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2011-09-2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2011-04-2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2010-09-24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2010-04-3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2009-09-2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2009-04-17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2008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2008-04-1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2007-09-21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2006-09-25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2006-03-2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200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2005-04-05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2004-09-3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2004-05-1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200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200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2002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200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2001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2001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200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200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99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99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99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98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98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98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98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9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9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98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9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98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98-01-30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97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9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97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96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96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95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9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94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94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93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93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92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92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91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91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9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90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8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8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88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84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83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82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81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8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80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80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79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79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78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78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77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77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7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74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74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7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7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72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72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18076205501</text:p>
          </table:table-cell>
          <table:table-cell office:value-type="string" calcext:value-type="string">
            <text:p>QA Ea <text:s/>27</text:p>
          </table:table-cell>
          <table:table-cell office:value-type="string" calcext:value-type="string">
            <text:p>197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78" meta:object-count="0"/>
    <meta:user-defined meta:name="AppVersion">3.0</meta:user-defined>
  </office:meta>
</office:document-meta>
</file>